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6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BEDOYA NUÑEZ BEATRIZ ROSA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766469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HANCHAMA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813977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BEDOYA NUÑEZ BEATRIZ ROSAR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766469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8 139 77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1100</text:p>
          </table:table-cell>
          <table:table-cell table:style-name="Tableau1.D2" office:value-type="string">
            <text:p text:style-name="P8">26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6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6/11/2021</text:p>
          </table:table-cell>
          <table:table-cell table:style-name="Tabla2.A3" office:value-type="string">
            <text:p text:style-name="P22">112427</text:p>
          </table:table-cell>
          <table:table-cell table:style-name="Tabla2.D3" office:value-type="string">
            <text:p text:style-name="P23">26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3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6T23:03:3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